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pitch="variable"/>
    <style:font-face style:name="Noto Sans" svg:font-family="'Noto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014cm" fo:min-width="2.682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8cm" fo:min-width="2.648cm" fo:padding-top="0.142cm" fo:padding-bottom="0.142cm" fo:padding-left="0.267cm" fo:padding-right="0.26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botto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02cm" fo:min-width="1.002cm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Dashed_20__28_var_29_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Noto Sans1" fo:font-size="14pt" fo:font-style="normal" fo:text-shadow="none" style:text-underline-style="none" fo:font-weight="normal" style:letter-kerning="true" style:font-name-asian="Noto Sans CJK JP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margin-top="0cm" fo:margin-bottom="0cm" fo:text-align="center"/>
      <style:text-properties style:font-name="Noto Sans1" fo:font-size="14pt" style:font-size-asian="14pt" style:font-size-complex="14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font-name="Noto Sans1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cm" svg:height="3.2cm" svg:x="4.028cm" svg:y="4.2cm">
          <text:p text:style-name="P1">Stream</text:p>
          <text:p text:style-name="P1">Sour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4.5cm" svg:height="3.2cm" svg:x="11.928cm" svg:y="8.8cm">
          <text:p text:style-name="P1">Stream</text:p>
          <text:p text:style-name="P1">Multipli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4.5cm" svg:height="3.2cm" svg:x="3.728cm" svg:y="11.4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4.5cm" svg:height="3.2cm" svg:x="17.328cm" svg:y="2.8cm">
          <text:p text:style-name="P1">Conne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4.5cm" svg:height="3.2cm" svg:x="20.128cm" svg:y="8.8cm">
          <text:p text:style-name="P1">Conne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4.5cm" svg:height="3.2cm" svg:x="17.528cm" svg:y="15cm">
          <text:p text:style-name="P1">Conne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draw:line-skew="-0.977cm" svg:x1="4.028cm" svg:y1="5.8cm" svg:x2="3.728cm" svg:y2="13cm" draw:start-shape="id1" draw:start-glue-point="6" draw:end-shape="id2" draw:end-glue-point="6" svg:d="M4028 5800c-2692 0-2542 7200-300 7200" svg:viewBox="0 0 2002 7201">
          <text:p text:style-name="P1">HTTP</text:p>
        </draw:connector>
        <draw:connector draw:style-name="gr3" draw:text-style-name="P3" xml:id="id8" draw:id="id8" draw:layer="layout" draw:type="curve" svg:x1="8.228cm" svg:y1="13cm" svg:x2="11.928cm" svg:y2="10.4cm" draw:start-shape="id2" draw:start-glue-point="10" draw:end-shape="id3" draw:end-glue-point="6" svg:d="M8228 13000c2776 0 927-2600 3700-2600" svg:viewBox="0 0 3701 2601">
          <text:p text:style-name="P1">Channel</text:p>
        </draw:connector>
        <draw:connector draw:style-name="gr3" draw:text-style-name="P3" xml:id="id10" draw:id="id10" draw:layer="layout" draw:type="curve" svg:x1="14.178cm" svg:y1="8.8cm" svg:x2="17.328cm" svg:y2="4.4cm" draw:start-shape="id3" draw:start-glue-point="4" draw:end-shape="id4" draw:end-glue-point="6" svg:d="M14178 8800c0-2934 1050-4400 3150-4400" svg:viewBox="0 0 3151 4401">
          <text:p text:style-name="P1">Channel</text:p>
        </draw:connector>
        <draw:connector draw:style-name="gr4" draw:text-style-name="P5" xml:id="id14" draw:id="id14" draw:layer="layout" draw:type="curve" svg:x1="16.428cm" svg:y1="10.4cm" svg:x2="20.128cm" svg:y2="10.4cm" draw:start-shape="id3" draw:start-glue-point="10" draw:end-shape="id5" draw:end-glue-point="6" svg:d="M16428 10400h3700" svg:viewBox="0 0 3701 1">
          <text:p text:style-name="P4"><text:span text:style-name="T1">Channel</text:span></text:p>
        </draw:connector>
        <draw:connector draw:style-name="gr3" draw:text-style-name="P3" xml:id="id12" draw:id="id12" draw:layer="layout" draw:type="curve" svg:x1="14.178cm" svg:y1="12cm" svg:x2="17.528cm" svg:y2="16.6cm" draw:start-shape="id3" draw:start-glue-point="8" draw:end-shape="id6" draw:end-glue-point="6" svg:d="M14178 12000c0 3067 1116 4600 3350 4600" svg:viewBox="0 0 3351 4601">
          <text:p text:style-name="P1">Channel</text:p>
        </draw:connector>
        <draw:custom-shape draw:style-name="gr5" draw:text-style-name="P7" xml:id="id7" draw:id="id7" draw:layer="layout" svg:width="2.17cm" svg:height="2.1cm" svg:x="7cm" svg:y="8.3cm">
          <text:p text:style-name="P6"><text:span text:style-name="T2">Buff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3" draw:layer="layout" draw:type="line" svg:x1="8.853cm" svg:y1="10.093cm" svg:x2="10.079cm" svg:y2="11.7cm" draw:start-shape="id7" draw:start-glue-point="9" draw:end-shape="id8" draw:end-glue-point="0" svg:d="M8853 10093l1226 1607" svg:viewBox="0 0 1227 1608">
          <text:p/>
        </draw:connector>
        <draw:custom-shape draw:style-name="gr5" draw:text-style-name="P7" xml:id="id9" draw:id="id9" draw:layer="layout" svg:width="2.17cm" svg:height="2.1cm" svg:x="11.3cm" svg:y="2.7cm">
          <text:p text:style-name="P6"><text:span text:style-name="T2">Buff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3" draw:layer="layout" draw:type="line" svg:x1="13.153cm" svg:y1="4.493cm" svg:x2="14.703cm" svg:y2="5.133cm" draw:start-shape="id9" draw:start-glue-point="9" draw:end-shape="id10" draw:end-glue-point="0" svg:d="M13153 4493l1550 640" svg:viewBox="0 0 1551 641">
          <text:p/>
        </draw:connector>
        <draw:custom-shape draw:style-name="gr5" draw:text-style-name="P7" xml:id="id11" draw:id="id11" draw:layer="layout" svg:width="2.17cm" svg:height="2.1cm" svg:x="11.53cm" svg:y="16.3cm">
          <text:p text:style-name="P6"><text:span text:style-name="T2">Buff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3" draw:layer="layout" draw:type="line" svg:x1="13.383cm" svg:y1="16.607cm" svg:x2="14.736cm" svg:y2="15.833cm" draw:start-shape="id11" draw:start-glue-point="11" draw:end-shape="id12" draw:end-glue-point="0" svg:d="M13383 16607l1353-774" svg:viewBox="0 0 1354 775">
          <text:p/>
        </draw:connector>
        <draw:custom-shape draw:style-name="gr5" draw:text-style-name="P7" xml:id="id13" draw:id="id13" draw:layer="layout" svg:width="2.17cm" svg:height="2.1cm" svg:x="18.83cm" svg:y="12.3cm">
          <text:p text:style-name="P6"><text:span text:style-name="T2">Buff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3" draw:layer="layout" draw:type="line" svg:x1="19.147cm" svg:y1="12.607cm" svg:x2="18.278cm" svg:y2="10.4cm" draw:start-shape="id13" draw:start-glue-point="5" draw:end-shape="id14" draw:end-glue-point="0" svg:d="M19147 12607l-869-2207" svg:viewBox="0 0 870 2208">
          <text:p/>
        </draw:connector>
        <draw:connector draw:style-name="gr4" draw:text-style-name="P3" draw:layer="layout" draw:type="line" svg:x1="21.828cm" svg:y1="4.4cm" svg:x2="26.291cm" svg:y2="4.41cm" draw:start-shape="id4" draw:start-glue-point="10" svg:d="M21828 4400l4463 10" svg:viewBox="0 0 4464 11">
          <text:p text:style-name="P1">HTTP</text:p>
        </draw:connector>
        <draw:connector draw:style-name="gr4" draw:text-style-name="P3" draw:layer="layout" draw:type="line" svg:x1="24.628cm" svg:y1="10.4cm" svg:x2="27.613cm" svg:y2="10.399cm" draw:start-shape="id5" draw:start-glue-point="10" svg:d="M24628 10400l2985-1" svg:viewBox="0 0 2986 2">
          <text:p text:style-name="P1">HTTP</text:p>
        </draw:connector>
        <draw:connector draw:style-name="gr4" draw:text-style-name="P3" draw:layer="layout" draw:type="line" svg:x1="22.028cm" svg:y1="16.6cm" svg:x2="26.469cm" svg:y2="16.597cm" draw:start-shape="id6" draw:start-glue-point="10" svg:d="M22028 16600l4441-3" svg:viewBox="0 0 4442 4">
          <text:p text:style-name="P1">HTTP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1" svg:font-family="'Noto Sans'" style:font-pitch="variable"/>
    <style:font-face style:name="Noto Sans" svg:font-family="'Noto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style-name="Regular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textarea-horizontal-align="center" draw:textarea-vertical-align="top" fo:padding-top="0cm" fo:padding-bottom="0.3cm"/>
      <style:paragraph-properties style:writing-mode="lr-tb"/>
      <style:text-properties style:font-name="Noto Sans" fo:font-family="'Noto Sans'" style:font-style-name="Regular" style:font-pitch="variable" fo:font-size="14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5T11:53:46.328093779</meta:creation-date>
    <dc:date>2017-01-06T11:14:00.895559612</dc:date>
    <meta:editing-duration>PT23H20M11S</meta:editing-duration>
    <meta:editing-cycles>7</meta:editing-cycles>
    <meta:generator>LibreOffice/5.2.3.3$Linux_X86_64 LibreOffice_project/20m0$Build-3</meta:generator>
    <meta:document-statistic meta:object-count="22"/>
  </office:meta>
</office:document-meta>
</file>